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5724in">
            <draw:object draw:notify-on-update-of-ranges="Sheet1.B5:Sheet1.B8 Sheet1.C4:Sheet1.C4 Sheet1.C5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rown glass refractive index vs wavelength, dispersion curv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/>
          <table:table-cell office:value-type="float" office:value="486.1" calcext:value-type="float">
            <text:p>486.1</text:p>
          </table:table-cell>
          <table:table-cell office:value-type="float" office:value="1.5293" calcext:value-type="float">
            <text:p>1.5293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.5255" calcext:value-type="float">
            <text:p>1.5255</text:p>
          </table:table-cell>
        </table:table-row>
        <table:table-row table:style-name="ro1">
          <table:table-cell/>
          <table:table-cell office:value-type="float" office:value="589.3" calcext:value-type="float">
            <text:p>589.3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/>
          <table:table-cell office:value-type="float" office:value="656.3" calcext:value-type="float">
            <text:p>656.3</text:p>
          </table:table-cell>
          <table:table-cell office:value-type="float" office:value="1.5204" calcext:value-type="float">
            <text:p>1.5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21:49:39.012366035</meta:creation-date>
    <dc:date>2014-10-25T21:50:29.139105410</dc:date>
    <meta:editing-duration>P0D</meta:editing-duration>
    <meta:editing-cycles>1</meta:editing-cycles>
    <meta:document-statistic meta:table-count="1" meta:cell-count="11" meta:object-count="1"/>
    <meta:generator>LibreOffice/4.2.6.3$Linux_x86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59cm" svg:y="0.316cm" chart:style-name="ch2">
          <text:p>dispersion: RI vs wavelength</text:p>
        </chart:title>
        <chart:legend chart:legend-position="end" svg:x="12.3cm" svg:y="3.952cm" style:legend-expansion="high" chart:style-name="ch3"/>
        <chart:plot-area chart:style-name="ch4" table:cell-range-address="Sheet1.B5:Sheet1.C8 Sheet1.C4:Sheet1.C4" chart:data-source-has-labels="row" svg:x="0.77cm" svg:y="1.661cm" svg:width="10.891cm" svg:height="6.739cm">
          <chartooo:coordinate-region svg:x="1.869cm" svg:y="1.86cm" svg:width="9.513cm" svg:height="5.8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8" chart:label-cell-address="Sheet1.C4:Sheet1.C4" chart:class="chart:scatter">
            <chart:domain table:cell-range-address="Sheet1.B5:Sheet1.B8"/>
            <chart:regression-curve chart:style-name="ch8">
              <chart:equation chart:display-equation="true" chart:display-r-square="true" svg:x="8.435cm" svg:y="0.937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.1">
                <text:p>486.1</text:p>
                <draw:g>
                  <svg:desc>Sheet1.B5:Sheet1.B8</svg:desc>
                </draw:g>
              </table:table-cell>
              <table:table-cell office:value-type="float" office:value="1.5293">
                <text:p>1.5293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1">
                <text:p>541</text:p>
              </table:table-cell>
              <table:table-cell office:value-type="float" office:value="1.5255">
                <text:p>1.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9.3">
                <text:p>589.3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.3">
                <text:p>656.3</text:p>
              </table:table-cell>
              <table:table-cell office:value-type="float" office:value="1.5204">
                <text:p>1.5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